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ans Mono" fo:font-size="10pt" style:font-size-asian="10pt" style:font-size-complex="10pt"/>
    </style:style>
    <style:style style:name="P3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Message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message_button?language=Basic&amp;location=document" xlink:type="simple"/>
            </office:event-listeners>
          </form:button>
          <form:button form:name="Push Button 2" form:control-implementation="ooo:com.sun.star.form.component.CommandButton" xml:id="control2" form:id="control2" form:label="Clear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clear_butto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" draw:name="Shape1_0" draw:style-name="gr1" draw:text-style-name="P3" svg:width="2.229cm" svg:height="0.627cm" svg:x="15.774cm" svg:y="0.614cm" draw:control="control2"/>
      <draw:control text:anchor-type="page" text:anchor-page-number="1" draw:z-index="0" draw:name="Shape1" draw:style-name="gr1" draw:text-style-name="P3" svg:width="2.229cm" svg:height="0.627cm" svg:x="12.816cm" svg:y="0.614cm" draw:control="control1"/>
      <text:p text:style-name="P1">Hello World! ~ Using BASIC</text:p>
      <text:p text:style-name="P1"/>
      <text:p text:style-name="P1">REM <text:s/>***** <text:s/>BASIC <text:s/>*****<text:line-break/><text:line-break/>function Main()as string<text:line-break/><text:tab/>' Get the BASIC code<text:line-break/><text:tab/>if BasicLibraries.getByName("Standard").hasByName("Module1") then<text:line-break/><text:tab/><text:tab/>Main = BasicLibraries.getByName("Standard").getByName("Module1")<text:line-break/><text:tab/>end if<text:line-break/>end function<text:line-break/><text:line-break/>sub message_button(button)<text:line-break/><text:tab/>doc = ThisComponent<text:line-break/><text:tab/>doc.getText().setString("Hello World! ~ Using BASIC" + _<text:line-break/><text:tab/> <text:s text:c="7"/>chr(13) + chr(13) + Main())<text:line-break/>end sub<text:line-break/><text:line-break/>sub clear_button(button)<text:line-break/><text:tab/>doc = ThisComponent<text:line-break/><text:tab/>doc.getText().setString("")<text:line-break/>end sub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08:23:56.571796564</meta:creation-date>
    <meta:generator>LibreOffice/6.4.7.2$Linux_X86_64 LibreOffice_project/40$Build-2</meta:generator>
    <dc:date>2021-07-23T10:12:56.942385947</dc:date>
    <meta:editing-duration>PT34M8S</meta:editing-duration>
    <meta:editing-cycles>9</meta:editing-cycles>
    <meta:document-statistic meta:table-count="0" meta:image-count="0" meta:object-count="0" meta:page-count="1" meta:paragraph-count="2" meta:word-count="54" meta:character-count="490" meta:non-whitespace-character-count="41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ain()as string
	' Get the BASIC code
	if BasicLibraries.getByName("Standard").hasByName("Module1") then
		Main = BasicLibraries.getByName("Standard").getByName("Module1")
	end if
end function

sub message_button(button)
	doc = ThisComponent
	doc.getText().setString("Hello World! ~ Using BASIC" + _
	        chr(13) + chr(13) + Main())
end sub

sub clear_button(button)
	doc = ThisComponent
	doc.getText().setString(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